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6e6e6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ff8080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33a3a3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aecf00" draw:fill="solid" draw:fill-color="#b3b3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 fo:text-shadow="1pt 1pt"/>
    </style:style>
    <style:style style:name="T1" style:family="text">
      <style:text-properties fo:font-size="28pt" fo:text-shadow="1pt 1pt" style:font-size-asian="28pt" style:font-size-complex="2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18.542cm" svg:x="0.254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42cm" svg:height="3.81cm" svg:x="0.508cm" svg:y="16.764cm">
          <text:p text:style-name="P1">B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2.286cm" svg:x="0.508cm" svg:y="14.224cm">
          <text:p text:style-name="P1">Multipli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2.286cm" svg:x="0.508cm" svg:y="11.684cm">
          <text:p text:style-name="P1">Divi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42cm" svg:height="2.286cm" svg:x="0.508cm" svg:y="9.144cm">
          <text:p text:style-name="P1">UART</text:p>
          <draw:enhanced-geometry svg:viewBox="0 0 21600 21600" draw:type="rectangle" draw:enhanced-path="M 0 0 L 21600 0 21600 21600 0 21600 0 0 Z N"/>
        </draw:custom-shape>
        <draw:frame draw:style-name="gr5" draw:layer="layout" svg:width="2.576cm" svg:height="0.962cm" svg:x="6.604cm" svg:y="19.812cm">
          <draw:text-box>
            <text:p>0x0000</text:p>
          </draw:text-box>
        </draw:frame>
        <draw:frame draw:style-name="gr5" draw:layer="layout" svg:width="2.576cm" svg:height="0.962cm" svg:x="6.604cm" svg:y="15.548cm">
          <draw:text-box>
            <text:p>0x6700</text:p>
          </draw:text-box>
        </draw:frame>
        <draw:frame draw:style-name="gr5" draw:layer="layout" svg:width="2.576cm" svg:height="0.962cm" svg:x="6.604cm" svg:y="13.008cm">
          <draw:text-box>
            <text:p>0x6800</text:p>
          </draw:text-box>
        </draw:frame>
        <draw:frame draw:style-name="gr5" draw:layer="layout" svg:width="2.576cm" svg:height="0.962cm" svg:x="6.568cm" svg:y="10.668cm">
          <draw:text-box>
            <text:p>0x6900</text:p>
          </draw:text-box>
        </draw:frame>
        <draw:custom-shape draw:style-name="gr6" draw:text-style-name="P1" draw:layer="layout" svg:width="5.842cm" svg:height="6.096cm" svg:x="0.508cm" svg:y="2.794cm">
          <text:p text:style-name="P1">Other</text:p>
          <draw:enhanced-geometry svg:viewBox="0 0 21600 21600" draw:type="rectangle" draw:enhanced-path="M 0 0 L 21600 0 21600 21600 0 21600 0 0 Z N"/>
        </draw:custom-shape>
        <draw:frame draw:style-name="gr5" draw:layer="layout" svg:width="2.576cm" svg:height="0.962cm" svg:x="6.822cm" svg:y="7.928cm">
          <draw:text-box>
            <text:p>0x7000</text:p>
          </draw:text-box>
        </draw:frame>
        <draw:frame draw:style-name="gr5" draw:layer="layout" svg:width="2.653cm" svg:height="0.962cm" svg:x="6.745cm" svg:y="2.848cm">
          <draw:text-box>
            <text:p>0xFF00</text:p>
          </draw:text-box>
        </draw:frame>
        <draw:frame draw:style-name="gr7" draw:text-style-name="P2" draw:layer="layout" svg:width="9.652cm" svg:height="6.35cm" svg:x="-1.27cm" svg:y="-0.254cm">
          <draw:text-box draw:corner-radius="2.54cm">
            <text:p text:style-name="P1"><text:span text:style-name="T1">Memory_map</text:span></text:p>
            <text:p text:style-name="P1"><text:span text:style-name="T1">J1_so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1" draw:layer="layout" svg:width="6.35cm" svg:height="13.462cm" svg:x="0.254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42cm" svg:height="1.27cm" svg:x="0.508cm" svg:y="19.304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76cm" svg:height="0.962cm" svg:x="6.604cm" svg:y="19.558cm">
          <draw:text-box>
            <text:p><text:span text:style-name="T2">0x6700</text:span></text:p>
          </draw:text-box>
        </draw:frame>
        <draw:frame draw:style-name="gr5" draw:text-style-name="P4" draw:layer="layout" svg:width="2.576cm" svg:height="0.962cm" svg:x="6.568cm" svg:y="14.986cm">
          <draw:text-box>
            <text:p><text:span text:style-name="T2">0x6706</text:span></text:p>
          </draw:text-box>
        </draw:frame>
        <draw:frame draw:style-name="gr5" draw:text-style-name="P4" draw:layer="layout" svg:width="2.576cm" svg:height="0.962cm" svg:x="6.604cm" svg:y="13.262cm">
          <draw:text-box>
            <text:p><text:span text:style-name="T2">0x6708</text:span></text:p>
          </draw:text-box>
        </draw:frame>
        <draw:frame draw:style-name="gr5" draw:text-style-name="P4" draw:layer="layout" svg:width="2.653cm" svg:height="0.962cm" svg:x="6.745cm" svg:y="7.366cm">
          <draw:text-box>
            <text:p><text:span text:style-name="T2">0x67FF</text:span></text:p>
          </draw:text-box>
        </draw:frame>
        <draw:custom-shape draw:style-name="gr3" draw:text-style-name="P3" draw:layer="layout" svg:width="5.842cm" svg:height="1.27cm" svg:x="0.508cm" svg:y="17.78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6.256cm">
          <text:p text:style-name="P1"><text:span text:style-name="T2">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4.732cm">
          <text:p text:style-name="P1"><text:span text:style-name="T2">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3.208cm">
          <text:p text:style-name="P1"><text:span text:style-name="T2">PP[31:16]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9.652cm" svg:height="4.826cm" svg:x="14.224cm" svg:y="6.096cm">
          <draw:text-box draw:corner-radius="2.54cm">
            <text:p text:style-name="P1"><text:span text:style-name="T1">Memory_map</text:span></text:p>
            <text:p text:style-name="P1"><text:span text:style-name="T1">Multiplier</text:span></text:p>
          </draw:text-box>
        </draw:frame>
        <draw:frame draw:style-name="gr5" draw:text-style-name="P4" draw:layer="layout" svg:width="2.576cm" svg:height="0.962cm" svg:x="6.604cm" svg:y="16.51cm">
          <draw:text-box>
            <text:p><text:span text:style-name="T2">0x6704</text:span></text:p>
          </draw:text-box>
        </draw:frame>
        <draw:frame draw:style-name="gr5" draw:text-style-name="P4" draw:layer="layout" svg:width="2.576cm" svg:height="0.962cm" svg:x="6.604cm" svg:y="18.088cm">
          <draw:text-box>
            <text:p><text:span text:style-name="T2">0x6702</text:span></text:p>
          </draw:text-box>
        </draw:frame>
        <draw:custom-shape draw:style-name="gr3" draw:text-style-name="P3" draw:layer="layout" svg:width="5.842cm" svg:height="1.27cm" svg:x="0.508cm" svg:y="11.684cm">
          <text:p text:style-name="P1"><text:span text:style-name="T2">PP[15:0]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48cm" svg:height="0.962cm" svg:x="6.604cm" svg:y="11.938cm">
          <draw:text-box>
            <text:p><text:span text:style-name="T2">0x670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custom-shape draw:style-name="gr1" draw:text-style-name="P1" draw:layer="layout" svg:width="6.351cm" svg:height="13.716cm" svg:x="0.254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42cm" svg:height="1.27cm" svg:x="0.508cm" svg:y="19.304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76cm" svg:height="0.962cm" svg:x="6.604cm" svg:y="19.558cm">
          <draw:text-box>
            <text:p><text:span text:style-name="T2">0x6800</text:span></text:p>
          </draw:text-box>
        </draw:frame>
        <draw:frame draw:style-name="gr5" draw:text-style-name="P4" draw:layer="layout" svg:width="2.576cm" svg:height="0.962cm" svg:x="6.568cm" svg:y="14.986cm">
          <draw:text-box>
            <text:p><text:span text:style-name="T2">0x6806</text:span></text:p>
          </draw:text-box>
        </draw:frame>
        <draw:frame draw:style-name="gr5" draw:text-style-name="P4" draw:layer="layout" svg:width="2.576cm" svg:height="0.962cm" svg:x="6.604cm" svg:y="13.262cm">
          <draw:text-box>
            <text:p><text:span text:style-name="T2">0x6808</text:span></text:p>
          </draw:text-box>
        </draw:frame>
        <draw:frame draw:style-name="gr5" draw:text-style-name="P4" draw:layer="layout" svg:width="2.653cm" svg:height="0.962cm" svg:x="6.605cm" svg:y="7.112cm">
          <draw:text-box>
            <text:p><text:span text:style-name="T2">0x68FF</text:span></text:p>
          </draw:text-box>
        </draw:frame>
        <draw:custom-shape draw:style-name="gr3" draw:text-style-name="P3" draw:layer="layout" svg:width="5.842cm" svg:height="1.27cm" svg:x="0.508cm" svg:y="17.78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6.256cm">
          <text:p text:style-name="P1"><text:span text:style-name="T2">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4.732cm">
          <text:p text:style-name="P1"><text:span text:style-name="T2">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3.20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652cm" svg:height="4.826cm" svg:x="14.478cm" svg:y="6.096cm">
          <draw:text-box draw:corner-radius="2.54cm">
            <text:p text:style-name="P1"><text:span text:style-name="T1">Memory_map</text:span></text:p>
            <text:p text:style-name="P1"><text:span text:style-name="T1">Divider</text:span></text:p>
          </draw:text-box>
        </draw:frame>
        <draw:frame draw:style-name="gr5" draw:text-style-name="P4" draw:layer="layout" svg:width="2.576cm" svg:height="0.962cm" svg:x="6.604cm" svg:y="16.51cm">
          <draw:text-box>
            <text:p><text:span text:style-name="T2">0x6804</text:span></text:p>
          </draw:text-box>
        </draw:frame>
        <draw:frame draw:style-name="gr5" draw:text-style-name="P4" draw:layer="layout" svg:width="2.576cm" svg:height="0.962cm" svg:x="6.604cm" svg:y="18.088cm">
          <draw:text-box>
            <text:p><text:span text:style-name="T2">0x68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custom-shape draw:style-name="gr1" draw:text-style-name="P1" draw:layer="layout" svg:width="6.491cm" svg:height="13.462cm" svg:x="0.254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42cm" svg:height="1.27cm" svg:x="0.508cm" svg:y="19.304cm">
          <text:p text:style-name="P1"><text:span text:style-name="T2">uart_busy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76cm" svg:height="0.962cm" svg:x="6.604cm" svg:y="19.558cm">
          <draw:text-box>
            <text:p><text:span text:style-name="T2">0x6900</text:span></text:p>
          </draw:text-box>
        </draw:frame>
        <draw:frame draw:style-name="gr10" draw:text-style-name="P4" draw:layer="layout" svg:width="2.653cm" svg:height="1.524cm" svg:x="6.745cm" svg:y="7.366cm">
          <draw:text-box>
            <text:p><text:span text:style-name="T2">0x69FF</text:span></text:p>
          </draw:text-box>
        </draw:frame>
        <draw:custom-shape draw:style-name="gr3" draw:text-style-name="P3" draw:layer="layout" svg:width="5.842cm" svg:height="1.27cm" svg:x="0.508cm" svg:y="17.78cm">
          <text:p text:style-name="P1"><text:span text:style-name="T2">uart_data_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svg:x="0.508cm" svg:y="16.256cm">
          <text:p text:style-name="P1"><text:span text:style-name="T2">ledout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652cm" svg:height="4.826cm" svg:x="14.478cm" svg:y="6.096cm">
          <draw:text-box draw:corner-radius="2.54cm">
            <text:p text:style-name="P1"><text:span text:style-name="T1">Memory_map</text:span></text:p>
            <text:p text:style-name="P1"><text:span text:style-name="T1">UART</text:span></text:p>
          </draw:text-box>
        </draw:frame>
        <draw:frame draw:style-name="gr5" draw:text-style-name="P4" draw:layer="layout" svg:width="2.576cm" svg:height="0.962cm" svg:x="6.604cm" svg:y="16.51cm">
          <draw:text-box>
            <text:p><text:span text:style-name="T2">0x6904</text:span></text:p>
          </draw:text-box>
        </draw:frame>
        <draw:frame draw:style-name="gr5" draw:text-style-name="P4" draw:layer="layout" svg:width="2.576cm" svg:height="0.962cm" svg:x="6.604cm" svg:y="18.088cm">
          <draw:text-box>
            <text:p><text:span text:style-name="T2">0x69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4T21:49:57.782259315</meta:creation-date>
    <dc:date>2014-10-08T17:40:48</dc:date>
    <meta:editing-duration>PT36S</meta:editing-duration>
    <meta:editing-cycles>5</meta:editing-cycles>
    <meta:generator>LibreOffice/3.5$Linux_X86_64 LibreOffice_project/350m1$Build-2</meta:generator>
    <dc:creator>oscar </dc:creator>
    <meta:document-statistic meta:object-count="79"/>
  </office:meta>
</office:document-meta>
</file>